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helvetica neue" fo:font-size="12.6000003814697pt"/>
    </style:style>
    <style:style style:name="T2" style:family="text">
      <style:text-properties fo:font-style="italic"/>
    </style:style>
    <style:style style:name="T3" style:family="text">
      <style:text-properties style:font-name="courier new" fo:font-size="9pt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9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10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 <text:span text:style-name="T1">Sum of Round Numbers</text:span></text:p>
      <text:section text:style-name="Sect1" text:name="pageContent">
        <text:p text:style-name="P4">time limit per test</text:p>
        <text:p text:style-name="P5">1 second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A positive (strictly greater than zero) integer is called <text:span text:style-name="T2">round</text:span> if it is of the form <text:span text:style-name="T3">d00...0</text:span>. In other words, a positive integer is round if all its digits except the leftmost (most significant) are equal to zero. In particular, all numbers from <text:bookmark text:name="MathJax-Element-1-Frame"/><text:bookmark text:name="MathJax-Span-1"/><text:bookmark text:name="MathJax-Span-2"/><text:bookmark text:name="MathJax-Span-3"/><text:span text:style-name="T4">1</text:span><text:span text:style-name="T6">1</text:span> to <text:bookmark text:name="MathJax-Element-2-Frame"/><text:bookmark text:name="MathJax-Span-4"/><text:bookmark text:name="MathJax-Span-5"/><text:bookmark text:name="MathJax-Span-6"/><text:span text:style-name="T4">9</text:span><text:span text:style-name="T6">9</text:span> (inclusive) are round.</text:p>
        <text:p text:style-name="P6">For example, the following numbers are round: <text:bookmark text:name="MathJax-Element-3-Frame"/><text:bookmark text:name="MathJax-Span-7"/><text:bookmark text:name="MathJax-Span-8"/><text:bookmark text:name="MathJax-Span-9"/><text:span text:style-name="T4">4000</text:span><text:span text:style-name="T6">4000</text:span>, <text:bookmark text:name="MathJax-Element-4-Frame"/><text:bookmark text:name="MathJax-Span-10"/><text:bookmark text:name="MathJax-Span-11"/><text:bookmark text:name="MathJax-Span-12"/><text:span text:style-name="T4">1</text:span><text:span text:style-name="T6">1</text:span>, <text:bookmark text:name="MathJax-Element-5-Frame"/><text:bookmark text:name="MathJax-Span-13"/><text:bookmark text:name="MathJax-Span-14"/><text:bookmark text:name="MathJax-Span-15"/><text:span text:style-name="T4">9</text:span><text:span text:style-name="T6">9</text:span>, <text:bookmark text:name="MathJax-Element-6-Frame"/><text:bookmark text:name="MathJax-Span-16"/><text:bookmark text:name="MathJax-Span-17"/><text:bookmark text:name="MathJax-Span-18"/><text:span text:style-name="T4">800</text:span><text:span text:style-name="T6">800</text:span>, <text:bookmark text:name="MathJax-Element-7-Frame"/><text:bookmark text:name="MathJax-Span-19"/><text:bookmark text:name="MathJax-Span-20"/><text:bookmark text:name="MathJax-Span-21"/><text:span text:style-name="T4">90</text:span><text:span text:style-name="T6">90</text:span>. The following numbers are <text:span text:style-name="T10">not</text:span> round: <text:bookmark text:name="MathJax-Element-8-Frame"/><text:bookmark text:name="MathJax-Span-22"/><text:bookmark text:name="MathJax-Span-23"/><text:bookmark text:name="MathJax-Span-24"/><text:span text:style-name="T4">110</text:span><text:span text:style-name="T6">110</text:span>, <text:bookmark text:name="MathJax-Element-9-Frame"/><text:bookmark text:name="MathJax-Span-25"/><text:bookmark text:name="MathJax-Span-26"/><text:bookmark text:name="MathJax-Span-27"/><text:span text:style-name="T4">707</text:span><text:span text:style-name="T6">707</text:span>, <text:bookmark text:name="MathJax-Element-10-Frame"/><text:bookmark text:name="MathJax-Span-28"/><text:bookmark text:name="MathJax-Span-29"/><text:bookmark text:name="MathJax-Span-30"/><text:span text:style-name="T4">222</text:span><text:span text:style-name="T6">222</text:span>, <text:bookmark text:name="MathJax-Element-11-Frame"/><text:bookmark text:name="MathJax-Span-31"/><text:bookmark text:name="MathJax-Span-32"/><text:bookmark text:name="MathJax-Span-33"/><text:span text:style-name="T4">1001</text:span><text:span text:style-name="T6">1001</text:span>.</text:p>
        <text:p text:style-name="P6">You are given a positive integer <text:bookmark text:name="MathJax-Element-12-Frame"/><text:bookmark text:name="MathJax-Span-34"/><text:bookmark text:name="MathJax-Span-35"/><text:bookmark text:name="MathJax-Span-36"/><text:span text:style-name="T7">n</text:span><text:span text:style-name="T6">�</text:span> (<text:bookmark text:name="MathJax-Element-13-Frame"/><text:bookmark text:name="MathJax-Span-37"/><text:bookmark text:name="MathJax-Span-38"/><text:bookmark text:name="MathJax-Span-39"/><text:span text:style-name="T4">1</text:span><text:bookmark text:name="MathJax-Span-40"/><text:span text:style-name="T8">≤</text:span><text:bookmark text:name="MathJax-Span-41"/><text:span text:style-name="T7">n</text:span><text:bookmark text:name="MathJax-Span-42"/><text:span text:style-name="T8">≤</text:span><text:bookmark text:name="MathJax-Span-43"/><text:bookmark text:name="MathJax-Span-44"/><text:span text:style-name="T4">10</text:span><text:bookmark text:name="MathJax-Span-45"/><text:span text:style-name="T5">4</text:span><text:span text:style-name="T6">1≤�≤104</text:span>). Represent the number <text:bookmark text:name="MathJax-Element-14-Frame"/><text:bookmark text:name="MathJax-Span-46"/><text:bookmark text:name="MathJax-Span-47"/><text:bookmark text:name="MathJax-Span-48"/><text:span text:style-name="T7">n</text:span><text:span text:style-name="T6">�</text:span> as a sum of round numbers using the minimum number of summands (addends). In other words, you need to represent the given number <text:bookmark text:name="MathJax-Element-15-Frame"/><text:bookmark text:name="MathJax-Span-49"/><text:bookmark text:name="MathJax-Span-50"/><text:bookmark text:name="MathJax-Span-51"/><text:span text:style-name="T7">n</text:span><text:span text:style-name="T6">�</text:span> as a sum of the least number of terms, each of which is a round number.</text:p>
        <text:p text:style-name="P8">Input</text:p>
        <text:p text:style-name="P6">The first line contains an integer <text:bookmark text:name="MathJax-Element-16-Frame"/><text:bookmark text:name="MathJax-Span-52"/><text:bookmark text:name="MathJax-Span-53"/><text:bookmark text:name="MathJax-Span-54"/><text:span text:style-name="T7">t</text:span><text:span text:style-name="T6">�</text:span> (<text:bookmark text:name="MathJax-Element-17-Frame"/><text:bookmark text:name="MathJax-Span-55"/><text:bookmark text:name="MathJax-Span-56"/><text:bookmark text:name="MathJax-Span-57"/><text:span text:style-name="T4">1</text:span><text:bookmark text:name="MathJax-Span-58"/><text:span text:style-name="T8">≤</text:span><text:bookmark text:name="MathJax-Span-59"/><text:span text:style-name="T7">t</text:span><text:bookmark text:name="MathJax-Span-60"/><text:span text:style-name="T8">≤</text:span><text:bookmark text:name="MathJax-Span-61"/><text:bookmark text:name="MathJax-Span-62"/><text:span text:style-name="T4">10</text:span><text:bookmark text:name="MathJax-Span-63"/><text:span text:style-name="T5">4</text:span><text:span text:style-name="T6">1≤�≤104</text:span>) — the number of test cases in the input. Then <text:bookmark text:name="MathJax-Element-18-Frame"/><text:bookmark text:name="MathJax-Span-64"/><text:bookmark text:name="MathJax-Span-65"/><text:bookmark text:name="MathJax-Span-66"/><text:span text:style-name="T7">t</text:span><text:span text:style-name="T6">�</text:span> test cases follow.</text:p>
        <text:p text:style-name="P6">Each test case is a line containing an integer <text:bookmark text:name="MathJax-Element-19-Frame"/><text:bookmark text:name="MathJax-Span-67"/><text:bookmark text:name="MathJax-Span-68"/><text:bookmark text:name="MathJax-Span-69"/><text:span text:style-name="T7">n</text:span><text:span text:style-name="T6">�</text:span> (<text:bookmark text:name="MathJax-Element-20-Frame"/><text:bookmark text:name="MathJax-Span-70"/><text:bookmark text:name="MathJax-Span-71"/><text:bookmark text:name="MathJax-Span-72"/><text:span text:style-name="T4">1</text:span><text:bookmark text:name="MathJax-Span-73"/><text:span text:style-name="T8">≤</text:span><text:bookmark text:name="MathJax-Span-74"/><text:span text:style-name="T7">n</text:span><text:bookmark text:name="MathJax-Span-75"/><text:span text:style-name="T8">≤</text:span><text:bookmark text:name="MathJax-Span-76"/><text:bookmark text:name="MathJax-Span-77"/><text:span text:style-name="T4">10</text:span><text:bookmark text:name="MathJax-Span-78"/><text:span text:style-name="T5">4</text:span><text:span text:style-name="T6">1≤�≤104</text:span>).</text:p>
        <text:p text:style-name="P8">Output</text:p>
        <text:p text:style-name="P6">Print <text:bookmark text:name="MathJax-Element-21-Frame"/><text:bookmark text:name="MathJax-Span-79"/><text:bookmark text:name="MathJax-Span-80"/><text:bookmark text:name="MathJax-Span-81"/><text:span text:style-name="T7">t</text:span><text:span text:style-name="T6">�</text:span> answers to the test cases. Each answer must begin with an integer <text:bookmark text:name="MathJax-Element-22-Frame"/><text:bookmark text:name="MathJax-Span-82"/><text:bookmark text:name="MathJax-Span-83"/><text:bookmark text:name="MathJax-Span-84"/><text:span text:style-name="T7">k</text:span><text:span text:style-name="T6">�</text:span> — the minimum number of summands. Next, <text:bookmark text:name="MathJax-Element-23-Frame"/><text:bookmark text:name="MathJax-Span-85"/><text:bookmark text:name="MathJax-Span-86"/><text:bookmark text:name="MathJax-Span-87"/><text:span text:style-name="T7">k</text:span><text:span text:style-name="T6">�</text:span> terms must follow, each of which is a round number, and their sum is <text:bookmark text:name="MathJax-Element-24-Frame"/><text:bookmark text:name="MathJax-Span-88"/><text:bookmark text:name="MathJax-Span-89"/><text:bookmark text:name="MathJax-Span-90"/><text:span text:style-name="T7">n</text:span><text:span text:style-name="T6">�</text:span>. The terms can be printed in any order. If there are several answers, print any of them.</text:p>
        <text:p text:style-name="P7">Example</text:p>
        <text:p text:style-name="P9">input</text:p>
        <text:section text:style-name="Sect1" text:name="id008430740964338839">
          <text:p text:style-name="P10">Copy</text:p>
        </text:section>
        <text:p text:style-name="P1"><text:bookmark text:name="id0030257909915251324"/>5</text:p>
        <text:p text:style-name="P2">5009</text:p>
        <text:p text:style-name="P2">7</text:p>
        <text:p text:style-name="P2">9876</text:p>
        <text:p text:style-name="P2">10000</text:p>
        <text:p text:style-name="P2">10</text:p>
        <text:p text:style-name="P9">output</text:p>
        <text:section text:style-name="Sect1" text:name="id004574279266834833">
          <text:p text:style-name="P10">Copy</text:p>
        </text:section>
        <text:p text:style-name="P1"><text:bookmark text:name="id0019718571419964026"/>2</text:p>
        <text:p text:style-name="P2">5000 9</text:p>
        <text:p text:style-name="P2">1</text:p>
        <text:p text:style-name="P2">7 </text:p>
        <text:p text:style-name="P2">4</text:p>
        <text:p text:style-name="P2">800 70 6 9000 </text:p>
        <text:p text:style-name="P2">1</text:p>
        <text:p text:style-name="P2">10000 </text:p>
        <text:p text:style-name="P2">1</text:p>
        <text:p text:style-name="P2">10 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1T02:26:09.151000000</dc:date>
    <meta:editing-duration>PT1M3S</meta:editing-duration>
    <meta:editing-cycles>1</meta:editing-cycles>
    <meta:document-statistic meta:table-count="0" meta:image-count="0" meta:object-count="0" meta:page-count="1" meta:paragraph-count="39" meta:word-count="258" meta:character-count="1389" meta:non-whitespace-character-count="1161"/>
    <meta:generator>LibreOffice/7.2.2.2$Windows_X86_64 LibreOffice_project/02b2acce88a210515b4a5bb2e46cbfb63fe97d56</meta:generator>
  </office:meta>
</office:document-meta>
</file>